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widows="0" fo:orphans="0" fo:break-before="page" style:text-autospace="none" fo:margin-bottom="0in" fo:line-height="0.0006in"/>
      <style:text-properties style:font-name="Times New Roman" fo:font-size="12pt" style:font-size-asian="12pt" style:font-size-complex="12pt"/>
    </style:style>
    <style:style style:name="P2" style:parent-style-name="Standard" style:family="paragraph">
      <style:paragraph-properties fo:widows="0" fo:orphans="0" style:text-autospace="none" fo:text-align="center" fo:margin-bottom="0in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3" style:parent-style-name="Standard" style:family="paragraph">
      <style:paragraph-properties fo:widows="0" fo:orphans="0" style:text-autospace="none" fo:text-align="center" fo:margin-bottom="0in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4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5" style:parent-style-name="Standard" style:family="paragraph">
      <style:paragraph-properties fo:widows="0" fo:orphans="0" style:text-autospace="none" fo:margin-bottom="0in"/>
    </style:style>
    <style:style style:name="T6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2pt"/>
    </style:style>
    <style:style style:name="P7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8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9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0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1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2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3" style:parent-style-name="Standard" style:family="paragraph">
      <style:paragraph-properties fo:widows="0" fo:orphans="0" style:text-autospace="none" fo:margin-bottom="0in" fo:line-height="100%"/>
      <style:text-properties style:font-name="Cambria" fo:font-weight="bold" style:font-weight-asian="bold" style:font-weight-complex="bold" fo:font-size="13pt" style:font-size-asian="13pt" style:font-size-complex="13pt"/>
    </style:style>
  </office:automatic-styles>
  <office:body>
    <office:text text:use-soft-page-breaks="true">
      <text:p text:style-name="P1"/>
      <text:p text:style-name="P2">Criterion A: Planning</text:p>
      <text:p text:style-name="P3"/>
      <text:p text:style-name="P4">Description of the Scenario</text:p>
      <text:p text:style-name="P5"><text:span text:style-name="T6"><text:tab/></text:span></text:p>
      <text:p text:style-name="P7"/>
      <text:p text:style-name="P8">Rationale for Proposed Solution</text:p>
      <text:p text:style-name="P9"/>
      <text:p text:style-name="P10"/>
      <text:p text:style-name="P11">Success Criteria</text:p>
      <text:p text:style-name="P12"/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Times New Roman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WW8Num1z2" style:display-name="WW8Num1z2" style:family="text">
      <style:text-properties style:font-name-complex="Times New Roman"/>
    </style:style>
    <style:style style:name="WW8Num2z1" style:display-name="WW8Num2z1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bullet text:level="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1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8Num2" style:display-name="WW8Num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text:style-name="WW_CharLFO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4D78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.08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hardt</meta:initial-creator>
    <dc:creator>Connor Lynch</dc:creator>
    <meta:creation-date>2011-02-06T11:20:00Z</meta:creation-date>
    <dc:date>2019-02-25T22:43:00Z</dc:date>
    <meta:template xlink:href="Normal" xlink:type="simple"/>
    <meta:editing-cycles>10</meta:editing-cycles>
    <meta:editing-duration>PT2160S</meta:editing-duration>
    <meta:document-statistic meta:page-count="1" meta:paragraph-count="1" meta:word-count="16" meta:character-count="107" meta:row-count="1" meta:non-whitespace-character-count="92"/>
  </office:meta>
</office:document-meta>
</file>